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  <style:font-face style:name="맑은 고딕" svg:font-family="'맑은 고딕'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officeooo:rsid="000b3e88" officeooo:paragraph-rsid="000b3e88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d6561" officeooo:paragraph-rsid="000d6561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size="11pt" style:font-size-asian="11pt" style:font-size-complex="12pt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1">
      <style:text-properties officeooo:rsid="000b3e88" officeooo:paragraph-rsid="000b3e88"/>
    </style:style>
    <style:style style:name="P8" style:family="paragraph" style:parent-style-name="Standard">
      <style:text-properties fo:font-size="11pt" fo:font-weight="bold" style:font-size-asian="11pt" style:font-weight-asian="bold" style:font-size-complex="1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[Video Generation paper review]</text:p>
      <text:list xml:id="list3393637919" text:style-name="WWNum1">
        <text:list-item>
          <text:p text:style-name="P4">make-a-video: text-to-video generation without text-video data</text:p>
        </text:list-item>
      </text:list>
      <text:p text:style-name="Standard">[abstract]</text:p>
      <text:list xml:id="list2549043637" text:style-name="WWNum2">
        <text:list-item>
          <text:p text:style-name="P5">learn what the world looks like and how it is described from paired text-image data</text:p>
        </text:list-item>
        <text:list-item>
          <text:p text:style-name="P5">learn how the world moves from unsupervised video footage</text:p>
        </text:list-item>
      </text:list>
      <text:p text:style-name="Standard">[why is it hard?]</text:p>
      <text:list xml:id="list91935848249129" text:continue-numbering="true" text:style-name="WWNum2">
        <text:list-item>
          <text:p text:style-name="P5">lack of large scale datasets with high-quality text-video pairs</text:p>
        </text:list-item>
        <text:list-item>
          <text:p text:style-name="P5">complexity of modeling higher-dimensional video data</text:p>
        </text:list-item>
      </text:list>
      <text:p text:style-name="Standard"/>
      <text:list xml:id="list419790743" text:style-name="WWNum3">
        <text:list-item>
          <text:p text:style-name="P6">natural to consider leveraging image priors for videos to simplifying the learning process</text:p>
        </text:list-item>
      </text:list>
      <text:p text:style-name="Standard">[Why Make-A-Video]</text:p>
      <text:list xml:id="list91935445173338" text:continue-list="list91935848249129" text:style-name="WWNum2">
        <text:list-item>
          <text:p text:style-name="P5">breaks the dependency on text-video pairs</text:p>
        </text:list-item>
        <text:list-item>
          <text:p text:style-name="P5">fine tune the T2I model for video generation</text:p>
        </text:list-item>
        <text:list-item>
          <text:p text:style-name="P5">pseudo-3D convolution &amp; temporal attention layers</text:p>
        </text:list-item>
      </text:list>
      <text:p text:style-name="Standard"/>
      <text:p text:style-name="Standard">[Method]</text:p>
      <text:p text:style-name="List_20_Paragraph"/>
      <text:p text:style-name="List_20_Paragraph"/>
      <text:list xml:id="list91934045777510" text:continue-list="list3393637919" text:style-name="WWNum1">
        <text:list-item>
          <text:p text:style-name="P7">Video Diffusion Models</text:p>
        </text:list-item>
      </text:list>
      <text:p text:style-name="P1">[abstract]</text:p>
      <text:p text:style-name="P1">- natural extension of the standard image diffusion architecture (jointly train from image and video data) → reduce of the variance of minibatch gradients and speed up optimization</text:p>
      <text:p text:style-name="P1">- introduce a new conditional sampling technique for spatial and temporal video extension</text:p>
      <text:p text:style-name="P1"/>
      <text:p text:style-name="P1">[intro]</text:p>
      <text:p text:style-name="P1">- use a 3D U-Net diffusion model architecture, and apply this model autoregressively using a new method for conditional generation</text:p>
      <text:p text:style-name="P1">- benefit of joint training on video and image modeling objectives</text:p>
      <text:p text:style-name="P2"><draw:frame draw:style-name="fr1" draw:name="Object1" text:anchor-type="as-char" svg:y="-0.1484in" svg:width="0.079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text:soft-page-break/></text:p>
      <text:p text:style-name="P1"/>
      <text:list xml:id="list91934215353147" text:continue-numbering="true" text:style-name="WWNum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  <style:font-face style:name="맑은 고딕" svg:font-family="'맑은 고딕'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맑은 고딕1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loext:opacity="0%" style:font-name="맑은 고딕1" fo:font-size="10pt" fo:language="en" fo:country="US" style:letter-kerning="true" style:font-name-asian="맑은 고딕2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55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맑은 고딕2" style:font-family-asian="'맑은 고딕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5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0.916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1.22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3055in" fo:margin-left="1.5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1.83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2.139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3055in" fo:margin-left="2.444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2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3.05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style:font-name="맑은 고딕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style:font-name="Wingdings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style:font-name="Wingdings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style:font-name="Wingdings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style:font-name="Wingdings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style:font-name="Wingdings"/>
      </text:list-level-style-bullet>
      <text:list-level-style-bullet text:level="2" text:style-name="ListLabel_20_20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style:font-name="Wingdings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style:font-name="Wingdings"/>
      </text:list-level-style-bullet>
      <text:list-level-style-bullet text:level="5" text:style-name="ListLabel_20_23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style:font-name="Wingdings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style:font-name="Wingdings"/>
      </text:list-level-style-bullet>
      <text:list-level-style-bullet text:level="8" text:style-name="ListLabel_20_26" loext:num-list-format="" style:num-suffix="" text:bullet-char="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55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0.916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1.22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3055in" fo:margin-left="1.5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1.833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2.139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3055in" fo:margin-left="2.444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055in" fo:margin-left="2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055in" fo:margin-left="3.05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태윤 김</meta:initial-creator>
    <meta:editing-cycles>5</meta:editing-cycles>
    <meta:creation-date>2023-09-13T09:40:00</meta:creation-date>
    <dc:date>2023-09-25T09:19:33.845655300</dc:date>
    <meta:editing-duration>PT9H49M48S</meta:editing-duration>
    <meta:generator>LibreOffice/7.3.7.2$Linux_X86_64 LibreOffice_project/30$Build-2</meta:generator>
    <meta:document-statistic meta:table-count="0" meta:image-count="0" meta:object-count="1" meta:page-count="2" meta:paragraph-count="23" meta:word-count="178" meta:character-count="1143" meta:non-whitespace-character-count="99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/>
</file>